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0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line draw:style-name="gr10" draw:text-style-name="P9" draw:layer="layout" svg:x1="7.403cm" svg:y1="17.777cm" svg:x2="5.508cm" svg:y2="17.77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16" draw:text-style-name="P13" draw:layer="layout" svg:width="5.08cm" svg:height="2.54cm" svg:x="7.223cm" svg:y="23.22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445cm" svg:height="0.762cm" svg:x="7.535cm" svg:y="24.518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604cm" svg:y1="24.876cm" svg:x2="5.318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30:21.823000000</dc:date>
    <meta:editing-duration>PT53M27S</meta:editing-duration>
    <meta:editing-cycles>22</meta:editing-cycles>
    <meta:generator>LibreOffice/6.4.4.2$Windows_X86_64 LibreOffice_project/3d775be2011f3886db32dfd395a6a6d1ca2630ff</meta:generator>
    <meta:document-statistic meta:object-count="38"/>
  </office:meta>
</office:document-meta>
</file>